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officeooo:rsid="0000a093" officeooo:paragraph-rsid="0000a093" style:font-size-asian="16pt" style:font-size-complex="16pt"/>
    </style:style>
    <style:style style:name="P2" style:family="paragraph" style:parent-style-name="Standard">
      <style:text-properties fo:font-size="16pt" officeooo:rsid="000205b8" officeooo:paragraph-rsid="000205b8" style:font-size-asian="16pt"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8"/>The TCP/IP and OSI models are methods of visualizing the interactions of various protocols to achieve network communication but differ in their structure, layering and how they were developed. One key difference is in the number of layers in each model. The TCP/IP model consists of four layers while the OSI reference model consists of seven layers.</text:p>
      <text:p text:style-name="P1"><text:s text:c="8"/>The TCP and OSI are both not implementations but a reference model of how data transmission can occur. In the OSI, layers only communicate with the ones immediately above and below it while in the TCP the layering is not as strict. The transport layer for instance is found in both protocols and the functions are also the same within that layer as is the case with the application layer also found in both protocols.</text:p>
      <text:p text:style-name="P1"><text:s text:c="8"/>The OSI model was developed by the International Organization for Standardization while the TCP model was developed by the US Department of defense for a specific project but later adapted for a more generalized use. Though they have different origins their operational functionalities are similar as they both serve to conceptualize network communication and protocol interactions.</text:p>
      <text:p text:style-name="P2"><text:s text:c="9"/>The TCP/IP model is more commonly used and implemented in practical networking scenarios like the internet and most modern networks with individuals applying it to their various environments. On the other hand, the OSI model is not extensively implemented as its counterpart but is more comprehensively used for education and theoretical purposes due to its detailed structure.</text:p>
      <text:p text:style-name="P2"><text:s text:c="9"/>As we have seen, both these models differ in structure and layering but end up providing similar functionalities in relation to networking and data transmission. The TCP operates at a specific layer within the OSI model and follows its layering concept. The OSI models provides a deeper level of understanding of networking while TCP ensures reliable data transmiss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9T22:28:27.346615394</meta:creation-date>
    <dc:date>2023-10-19T22:51:40.357977280</dc:date>
    <meta:editing-duration>PT9M32S</meta:editing-duration>
    <meta:editing-cycles>1</meta:editing-cycles>
    <meta:document-statistic meta:table-count="0" meta:image-count="0" meta:object-count="0" meta:page-count="1" meta:paragraph-count="5" meta:word-count="303" meta:character-count="1937" meta:non-whitespace-character-count="1597"/>
    <meta:generator>LibreOffice/7.3.7.2$Linux_X86_64 LibreOffice_project/30$Build-2</meta:generator>
  </office:meta>
</office:document-meta>
</file>